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2b-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et_name</text:p>
          </table:table-cell>
          <table:table-cell table:style-name="Default" office:value-type="string" calcext:value-type="string">
            <text:p>sdr</text:p>
          </table:table-cell>
          <table:table-cell table:style-name="Default" office:value-type="string" calcext:value-type="string">
            <text:p>sir</text:p>
          </table:table-cell>
          <table:table-cell table:style-name="Default" office:value-type="string" calcext:value-type="string">
            <text:p>isr</text:p>
          </table:table-cell>
          <table:table-cell table:style-name="Default" office:value-type="string" calcext:value-type="string">
            <text:p>sar</text:p>
          </table:table-cell>
          <table:table-cell table:style-name="Default" office:value-type="string" calcext:value-type="string">
            <text:p>baseline_sdr</text:p>
          </table:table-cell>
          <table:table-cell table:style-name="Default" office:value-type="string" calcext:value-type="string">
            <text:p>baseline_sir</text:p>
          </table:table-cell>
          <table:table-cell table:style-name="Default" office:value-type="string" calcext:value-type="string">
            <text:p>baseline_isr</text:p>
          </table:table-cell>
          <table:table-cell table:style-name="Default" office:value-type="string" calcext:value-type="string">
            <text:p>baseline_s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wsj0_train</text:p>
          </table:table-cell>
          <table:table-cell office:value-type="float" office:value="4.41681603638186" calcext:value-type="float">
            <text:p>4.42</text:p>
          </table:table-cell>
          <table:table-cell office:value-type="float" office:value="8.96440960812072" calcext:value-type="float">
            <text:p>8.96</text:p>
          </table:table-cell>
          <table:table-cell office:value-type="float" office:value="11.6334010370264" calcext:value-type="float">
            <text:p>11.63</text:p>
          </table:table-cell>
          <table:table-cell office:value-type="float" office:value="5.49550694801198" calcext:value-type="float">
            <text:p>5.50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wsj0_evaluation</text:p>
          </table:table-cell>
          <table:table-cell office:value-type="float" office:value="1.67635635747534" calcext:value-type="float">
            <text:p>1.68</text:p>
          </table:table-cell>
          <table:table-cell office:value-type="float" office:value="5.42252463723366" calcext:value-type="float">
            <text:p>5.42</text:p>
          </table:table-cell>
          <table:table-cell office:value-type="float" office:value="8.40590144701356" calcext:value-type="float">
            <text:p>8.41</text:p>
          </table:table-cell>
          <table:table-cell office:value-type="float" office:value="3.47587640506877" calcext:value-type="float">
            <text:p>3.48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imit_train</text:p>
          </table:table-cell>
          <table:table-cell office:value-type="float" office:value="3.1093415366525" calcext:value-type="float">
            <text:p>3.11</text:p>
          </table:table-cell>
          <table:table-cell office:value-type="float" office:value="6.87919535490862" calcext:value-type="float">
            <text:p>6.88</text:p>
          </table:table-cell>
          <table:table-cell office:value-type="float" office:value="9.53704060201977" calcext:value-type="float">
            <text:p>9.54</text:p>
          </table:table-cell>
          <table:table-cell office:value-type="float" office:value="5.29142387583228" calcext:value-type="float">
            <text:p>5.29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imit_evaluation</text:p>
          </table:table-cell>
          <table:table-cell office:value-type="float" office:value="3.21870304800173" calcext:value-type="float">
            <text:p>3.22</text:p>
          </table:table-cell>
          <table:table-cell office:value-type="float" office:value="6.93335061785254" calcext:value-type="float">
            <text:p>6.93</text:p>
          </table:table-cell>
          <table:table-cell office:value-type="float" office:value="9.53113766590853" calcext:value-type="float">
            <text:p>9.53</text:p>
          </table:table-cell>
          <table:table-cell office:value-type="float" office:value="5.4988894114376" calcext:value-type="float">
            <text:p>5.50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dlium_train</text:p>
          </table:table-cell>
          <table:table-cell office:value-type="float" office:value="0.671578146592322" calcext:value-type="float">
            <text:p>0.67</text:p>
          </table:table-cell>
          <table:table-cell office:value-type="float" office:value="2.09620511158939" calcext:value-type="float">
            <text:p>2.10</text:p>
          </table:table-cell>
          <table:table-cell office:value-type="float" office:value="7.16992124346222" calcext:value-type="float">
            <text:p>7.17</text:p>
          </table:table-cell>
          <table:table-cell office:value-type="float" office:value="2.95313266545277" calcext:value-type="float">
            <text:p>2.95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dlium_evaluation</text:p>
          </table:table-cell>
          <table:table-cell office:value-type="float" office:value="0.774028294704953" calcext:value-type="float">
            <text:p>0.77</text:p>
          </table:table-cell>
          <table:table-cell office:value-type="float" office:value="2.03371816741639" calcext:value-type="float">
            <text:p>2.03</text:p>
          </table:table-cell>
          <table:table-cell office:value-type="float" office:value="6.74387824007627" calcext:value-type="float">
            <text:p>6.74</text:p>
          </table:table-cell>
          <table:table-cell office:value-type="float" office:value="2.85893255292885" calcext:value-type="float">
            <text:p>2.86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wsj0_train</text:p>
          </table:table-cell>
          <table:table-cell office:value-type="float" office:value="5.785117882942" calcext:value-type="float">
            <text:p>5.79</text:p>
          </table:table-cell>
          <table:table-cell office:value-type="float" office:value="10.9609841070871" calcext:value-type="float">
            <text:p>10.96</text:p>
          </table:table-cell>
          <table:table-cell office:value-type="float" office:value="12.9969053480825" calcext:value-type="float">
            <text:p>13.00</text:p>
          </table:table-cell>
          <table:table-cell office:value-type="float" office:value="6.4950333240945" calcext:value-type="float">
            <text:p>6.50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wsj0_evaluation</text:p>
          </table:table-cell>
          <table:table-cell office:value-type="float" office:value="2.78306620082647" calcext:value-type="float">
            <text:p>2.78</text:p>
          </table:table-cell>
          <table:table-cell office:value-type="float" office:value="7.39837650475603" calcext:value-type="float">
            <text:p>7.40</text:p>
          </table:table-cell>
          <table:table-cell office:value-type="float" office:value="9.45362619943036" calcext:value-type="float">
            <text:p>9.45</text:p>
          </table:table-cell>
          <table:table-cell office:value-type="float" office:value="4.94455597421809" calcext:value-type="float">
            <text:p>4.94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timit_train</text:p>
          </table:table-cell>
          <table:table-cell office:value-type="float" office:value="4.2757580709495" calcext:value-type="float">
            <text:p>4.28</text:p>
          </table:table-cell>
          <table:table-cell office:value-type="float" office:value="8.56374817617785" calcext:value-type="float">
            <text:p>8.56</text:p>
          </table:table-cell>
          <table:table-cell office:value-type="float" office:value="10.6440856067582" calcext:value-type="float">
            <text:p>10.64</text:p>
          </table:table-cell>
          <table:table-cell office:value-type="float" office:value="6.20993017083224" calcext:value-type="float">
            <text:p>6.21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timit_evaluation</text:p>
          </table:table-cell>
          <table:table-cell office:value-type="float" office:value="4.47908111337392" calcext:value-type="float">
            <text:p>4.48</text:p>
          </table:table-cell>
          <table:table-cell office:value-type="float" office:value="8.78318489569869" calcext:value-type="float">
            <text:p>8.78</text:p>
          </table:table-cell>
          <table:table-cell office:value-type="float" office:value="10.7747895407079" calcext:value-type="float">
            <text:p>10.77</text:p>
          </table:table-cell>
          <table:table-cell office:value-type="float" office:value="6.75564815444677" calcext:value-type="float">
            <text:p>6.76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tedlium_train</text:p>
          </table:table-cell>
          <table:table-cell office:value-type="float" office:value="1.25776632828262" calcext:value-type="float">
            <text:p>1.26</text:p>
          </table:table-cell>
          <table:table-cell office:value-type="float" office:value="3.99229356284423" calcext:value-type="float">
            <text:p>3.99</text:p>
          </table:table-cell>
          <table:table-cell office:value-type="float" office:value="8.20821533208978" calcext:value-type="float">
            <text:p>8.21</text:p>
          </table:table-cell>
          <table:table-cell office:value-type="float" office:value="3.58202997717229" calcext:value-type="float">
            <text:p>3.58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tedlium_evaluation</text:p>
          </table:table-cell>
          <table:table-cell office:value-type="float" office:value="1.60054336896716" calcext:value-type="float">
            <text:p>1.60</text:p>
          </table:table-cell>
          <table:table-cell office:value-type="float" office:value="4.25226175383432" calcext:value-type="float">
            <text:p>4.25</text:p>
          </table:table-cell>
          <table:table-cell office:value-type="float" office:value="8.20963366568971" calcext:value-type="float">
            <text:p>8.21</text:p>
          </table:table-cell>
          <table:table-cell office:value-type="float" office:value="3.62548914648131" calcext:value-type="float">
            <text:p>3.63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wsj0_train</text:p>
          </table:table-cell>
          <table:table-cell office:value-type="float" office:value="4.69628303537039" calcext:value-type="float">
            <text:p>4.70</text:p>
          </table:table-cell>
          <table:table-cell office:value-type="float" office:value="9.4756561498261" calcext:value-type="float">
            <text:p>9.48</text:p>
          </table:table-cell>
          <table:table-cell office:value-type="float" office:value="11.874434080271" calcext:value-type="float">
            <text:p>11.87</text:p>
          </table:table-cell>
          <table:table-cell office:value-type="float" office:value="5.72512238197847" calcext:value-type="float">
            <text:p>5.73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wsj0_evaluation</text:p>
          </table:table-cell>
          <table:table-cell office:value-type="float" office:value="1.72585128564974" calcext:value-type="float">
            <text:p>1.73</text:p>
          </table:table-cell>
          <table:table-cell office:value-type="float" office:value="5.85637020291103" calcext:value-type="float">
            <text:p>5.86</text:p>
          </table:table-cell>
          <table:table-cell office:value-type="float" office:value="8.49994319019528" calcext:value-type="float">
            <text:p>8.50</text:p>
          </table:table-cell>
          <table:table-cell office:value-type="float" office:value="3.70443740927044" calcext:value-type="float">
            <text:p>3.70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imit_train</text:p>
          </table:table-cell>
          <table:table-cell office:value-type="float" office:value="3.42127264445339" calcext:value-type="float">
            <text:p>3.42</text:p>
          </table:table-cell>
          <table:table-cell office:value-type="float" office:value="7.76669859918862" calcext:value-type="float">
            <text:p>7.77</text:p>
          </table:table-cell>
          <table:table-cell office:value-type="float" office:value="9.79420451011939" calcext:value-type="float">
            <text:p>9.79</text:p>
          </table:table-cell>
          <table:table-cell office:value-type="float" office:value="5.54024038952686" calcext:value-type="float">
            <text:p>5.54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imit_evaluation</text:p>
          </table:table-cell>
          <table:table-cell office:value-type="float" office:value="3.68185948084034" calcext:value-type="float">
            <text:p>3.68</text:p>
          </table:table-cell>
          <table:table-cell office:value-type="float" office:value="7.76110230947117" calcext:value-type="float">
            <text:p>7.76</text:p>
          </table:table-cell>
          <table:table-cell office:value-type="float" office:value="9.92373647155962" calcext:value-type="float">
            <text:p>9.92</text:p>
          </table:table-cell>
          <table:table-cell office:value-type="float" office:value="5.94965278689929" calcext:value-type="float">
            <text:p>5.95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edlium_train</text:p>
          </table:table-cell>
          <table:table-cell office:value-type="float" office:value="0.956661785362048" calcext:value-type="float">
            <text:p>0.96</text:p>
          </table:table-cell>
          <table:table-cell office:value-type="float" office:value="3.30456016601805" calcext:value-type="float">
            <text:p>3.30</text:p>
          </table:table-cell>
          <table:table-cell office:value-type="float" office:value="8.00962942580171" calcext:value-type="float">
            <text:p>8.01</text:p>
          </table:table-cell>
          <table:table-cell office:value-type="float" office:value="3.14624336033464" calcext:value-type="float">
            <text:p>3.15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edlium_evaluation</text:p>
          </table:table-cell>
          <table:table-cell office:value-type="float" office:value="1.17960232110595" calcext:value-type="float">
            <text:p>1.18</text:p>
          </table:table-cell>
          <table:table-cell office:value-type="float" office:value="3.28986793439261" calcext:value-type="float">
            <text:p>3.29</text:p>
          </table:table-cell>
          <table:table-cell office:value-type="float" office:value="7.55901945010525" calcext:value-type="float">
            <text:p>7.56</text:p>
          </table:table-cell>
          <table:table-cell office:value-type="float" office:value="3.04647806722409" calcext:value-type="float">
            <text:p>3.05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09:31:57.333100355</dc:date>
    <meta:editing-duration>PT2M32S</meta:editing-duration>
    <meta:editing-cycles>1</meta:editing-cycles>
    <meta:document-statistic meta:table-count="1" meta:cell-count="208" meta:object-count="0"/>
    <meta:generator>LibreOffice/6.2.5.2$Linux_X86_64 LibreOffice_project/20$Build-2</meta:generator>
  </office:meta>
</office:document-meta>
</file>